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1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Verdana1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729in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1.709in"/>
    </style:style>
    <style:style style:name="Table1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1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2" style:family="table">
      <style:table-properties style:width="2.8285in" table:align="left"/>
    </style:style>
    <style:style style:name="Table2.A" style:family="table-column">
      <style:table-column-properties style:column-width="0.8486in"/>
    </style:style>
    <style:style style:name="Table2.B" style:family="table-column">
      <style:table-column-properties style:column-width="1.9799in"/>
    </style:style>
    <style:style style:name="Table2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2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3" style:family="table">
      <style:table-properties style:width="3.1653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9778in"/>
    </style:style>
    <style:style style:name="Table3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3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4" style:family="table">
      <style:table-properties style:width="3.6604in" table:align="left"/>
    </style:style>
    <style:style style:name="Table4.A" style:family="table-column">
      <style:table-column-properties style:column-width="0.6389in"/>
    </style:style>
    <style:style style:name="Table4.B" style:family="table-column">
      <style:table-column-properties style:column-width="3.0215in"/>
    </style:style>
    <style:style style:name="Table4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4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5" style:family="table">
      <style:table-properties style:width="3.8271in" table:align="left"/>
    </style:style>
    <style:style style:name="Table5.A" style:family="table-column">
      <style:table-column-properties style:column-width="0.8056in"/>
    </style:style>
    <style:style style:name="Table5.B" style:family="table-column">
      <style:table-column-properties style:column-width="3.0215in"/>
    </style:style>
    <style:style style:name="Table5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5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6" style:family="table">
      <style:table-properties style:width="5.0917in" table:align="left"/>
    </style:style>
    <style:style style:name="Table6.A" style:family="table-column">
      <style:table-column-properties style:column-width="0.1181in"/>
    </style:style>
    <style:style style:name="Table6.B" style:family="table-column">
      <style:table-column-properties style:column-width="4.9736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5.3806in" table:align="left"/>
    </style:style>
    <style:style style:name="Table7.A" style:family="table-column">
      <style:table-column-properties style:column-width="0.1181in"/>
    </style:style>
    <style:style style:name="Table7.B" style:family="table-column">
      <style:table-column-properties style:column-width="5.2625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6.0021in" table:align="left"/>
    </style:style>
    <style:style style:name="Table8.A" style:family="table-column">
      <style:table-column-properties style:column-width="0.1181in"/>
    </style:style>
    <style:style style:name="Table8.B" style:family="table-column">
      <style:table-column-properties style:column-width="5.884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4.384in" table:align="left"/>
    </style:style>
    <style:style style:name="Table9.A" style:family="table-column">
      <style:table-column-properties style:column-width="0.1181in"/>
    </style:style>
    <style:style style:name="Table9.B" style:family="table-column">
      <style:table-column-properties style:column-width="4.266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7.8194in" table:align="left"/>
    </style:style>
    <style:style style:name="Table10.A" style:family="table-column">
      <style:table-column-properties style:column-width="0.1181in"/>
    </style:style>
    <style:style style:name="Table10.B" style:family="table-column">
      <style:table-column-properties style:column-width="7.7014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2.7771in" table:align="left"/>
    </style:style>
    <style:style style:name="Table11.A" style:family="table-column">
      <style:table-column-properties style:column-width="0.1181in"/>
    </style:style>
    <style:style style:name="Table11.B" style:family="table-column">
      <style:table-column-properties style:column-width="2.659in"/>
    </style:style>
    <style:style style:name="Table11.A1" style:family="table-cell">
      <style:table-cell-properties style:vertical-align="middle" fo:padding="0in" fo:border="none"/>
    </style:style>
    <style:style style:name="Table12" style:family="table">
      <style:table-properties style:width="6.6931in" table:align="left"/>
    </style:style>
    <style:style style:name="Table12.A" style:family="table-column">
      <style:table-column-properties style:column-width="0.2236in"/>
    </style:style>
    <style:style style:name="Table12.B" style:family="table-column">
      <style:table-column-properties style:column-width="6.4694in"/>
    </style:style>
    <style:style style:name="Table1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center" style:justify-single-word="false"/>
      <style:text-properties officeooo:rsid="0007608b" officeooo:paragraph-rsid="0007608b"/>
    </style:style>
    <style:style style:name="P2" style:family="paragraph" style:parent-style-name="Standard">
      <style:paragraph-properties fo:text-align="start" style:justify-single-word="false"/>
      <style:text-properties officeooo:rsid="0007608b" officeooo:paragraph-rsid="000760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608b" officeooo:paragraph-rsid="000760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e4b" officeooo:paragraph-rsid="0008be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4560" officeooo:paragraph-rsid="000e45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3c5f" officeooo:paragraph-rsid="00123c5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3c5f" officeooo:paragraph-rsid="001542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42df" officeooo:paragraph-rsid="001542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dcc7" officeooo:paragraph-rsid="0015dcc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0518" officeooo:paragraph-rsid="0016051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0db2" officeooo:paragraph-rsid="001a0db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0f29" officeooo:paragraph-rsid="001b0f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6dd1" officeooo:paragraph-rsid="001e6dd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0a124" officeooo:paragraph-rsid="0010a12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8be4b" officeooo:paragraph-rsid="0008be4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9eed3" officeooo:paragraph-rsid="0009eed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2dda" officeooo:paragraph-rsid="000d2dd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0a124" officeooo:paragraph-rsid="0010a12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14731" officeooo:paragraph-rsid="0011473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23c5f" officeooo:paragraph-rsid="00123c5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5dcc7" officeooo:paragraph-rsid="0015dcc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60518" officeooo:paragraph-rsid="0016051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09eed3" officeooo:paragraph-rsid="0009eed3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09eed3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2161d8" officeooo:paragraph-rsid="002161d8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6pt" fo:font-weight="bold" officeooo:rsid="002161d8" officeooo:paragraph-rsid="002161d8" style:font-size-asian="26pt" style:font-weight-asian="bold" style:font-size-complex="26pt" style:font-weight-complex="bold"/>
    </style:style>
    <style:style style:name="P28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09eed3" officeooo:paragraph-rsid="0009eed3" style:font-weight-asian="normal" style:font-weight-complex="normal"/>
    </style:style>
    <style:style style:name="P29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0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P31" style:family="paragraph" style:parent-style-name="Heading_20_2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33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variant="normal" fo:text-transform="none" fo:color="#afafaf" style:font-name="Consolas" fo:font-style="normal" fo:font-weight="normal" fo:background-color="#ffffff" fo:padding="0in" fo:border="none"/>
    </style:style>
    <style:style style:name="P3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style:line-height-at-least="0.2291in" fo:text-align="start" style:justify-single-word="false" fo:widows="1" fo:text-indent="0in" style:auto-text-indent="false"/>
    </style:style>
    <style:style style:name="P36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37" style:family="paragraph" style:parent-style-name="List_20_Heading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38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39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40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26pt" fo:font-weight="bold" officeooo:rsid="0025b379" officeooo:paragraph-rsid="0025b379" style:font-size-asian="26pt" style:font-weight-asian="bold" style:font-size-complex="26pt" style:font-weight-complex="bold"/>
    </style:style>
    <style:style style:name="P41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14pt" fo:font-weight="normal" officeooo:rsid="0025b379" officeooo:paragraph-rsid="0025b379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900b09" fo:letter-spacing="normal" style:text-underline-style="solid" style:text-underline-width="auto" style:text-underline-color="font-color" fo:background-color="transparent" style:font-name-asian="Verdana" style:font-size-asian="9pt" style:font-style-asian="normal" style:font-weight-asian="normal" fo:padding="0in" fo:border="none"/>
    </style:style>
    <style:style style:name="P4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333333" fo:font-size="14pt" fo:letter-spacing="normal" fo:font-weight="normal" officeooo:rsid="0025b379" officeooo:paragraph-rsid="0025b379" style:font-name-asian="Verdana1" style:font-size-asian="9pt" style:font-style-asian="normal" style:font-weight-asian="normal" style:font-size-complex="14pt" style:font-weight-complex="normal"/>
    </style:style>
    <style:style style:name="P44" style:family="paragraph" style:parent-style-name="Text_20_body">
      <style:paragraph-properties fo:margin-left="0in" fo:margin-right="0in" fo:margin-top="0in" fo:margin-bottom="0in" style:contextual-spacing="false" style:line-height-at-least="0.2291in" fo:text-align="start" style:justify-single-word="false" fo:widows="1" fo:text-indent="0in" style:auto-text-indent="false" fo:padding="0in" fo:border="none"/>
    </style:style>
    <style:style style:name="P4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size="14pt" fo:font-weight="normal" officeooo:rsid="0025b379" officeooo:paragraph-rsid="0025b379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47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style:font-name="Consolas1" fo:font-size="9pt" fo:letter-spacing="normal" fo:font-style="normal" fo:font-weight="normal"/>
    </style:style>
    <style:style style:name="P48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fo:letter-spacing="normal"/>
    </style:style>
    <style:style style:name="P49" style:family="paragraph" style:parent-style-name="Heading_20_3">
      <style:paragraph-properties fo:margin-left="0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/>
    </style:style>
    <style:style style:name="P50" style:family="paragraph" style:parent-style-name="Text_20_body">
      <style:paragraph-properties fo:margin-left="0in" fo:margin-right="0in" fo:margin-top="0.0835in" fo:margin-bottom="0.0835in" style:contextual-spacing="false" style:line-height-at-least="0.2291in" fo:text-align="start" style:justify-single-word="false" fo:widows="1" fo:text-indent="0in" style:auto-text-indent="false" fo:padding="0in" fo:border="none"/>
      <style:text-properties fo:font-variant="normal" fo:text-transform="none" fo:color="#333333" fo:letter-spacing="normal"/>
    </style:style>
    <style:style style:name="P51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normal" officeooo:rsid="00160518" officeooo:paragraph-rsid="00160518" style:font-size-asian="10.5pt" style:font-style-asian="normal" style:font-weight-asian="bold" style:font-weight-complex="normal"/>
    </style:style>
    <style:style style:name="P52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size-asian="10.5pt" style:font-style-asian="normal" style:font-weight-asian="bold" style:font-weight-complex="bold"/>
    </style:style>
    <style:style style:name="P53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weight-asian="bold" style:font-weight-complex="bold"/>
    </style:style>
    <style:style style:name="P54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e6dd1" officeooo:paragraph-rsid="001e6dd1" style:font-weight-asian="bold" style:font-weight-complex="bold"/>
    </style:style>
    <style:style style:name="P55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56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name-asian="Verdana" style:font-size-asian="10.5pt" style:font-style-asian="normal" style:font-weight-asian="bold" style:font-size-complex="9pt" style:font-weight-complex="bold" fo:padding="0in" fo:border="none"/>
    </style:style>
    <style:style style:name="P57" style:family="paragraph" style:parent-style-name="Table_20_Contents">
      <style:paragraph-properties fo:margin-top="0in" fo:margin-bottom="0in" style:contextual-spacing="false"/>
    </style:style>
    <style:style style:name="P58" style:family="paragraph" style:parent-style-name="Text_20_body">
      <style:paragraph-properties fo:margin-top="0in" fo:margin-bottom="0in" style:contextual-spacing="false" style:line-height-at-least="0.2291in" fo:text-align="start" style:justify-single-word="false" fo:widows="1"/>
    </style:style>
    <style:style style:name="P59" style:family="paragraph" style:parent-style-name="Text_20_body">
      <style:paragraph-properties fo:margin-top="0in" fo:margin-bottom="0in" style:contextual-spacing="false" style:line-height-at-least="0.2291in" fo:text-align="start" style:justify-single-word="false" fo:widows="1"/>
      <style:text-properties officeooo:rsid="002a5992" officeooo:paragraph-rsid="002a5992"/>
    </style:style>
    <style:style style:name="P60" style:family="paragraph" style:parent-style-name="Preformatted_20_Text">
      <style:paragraph-properties fo:text-align="start" style:justify-single-word="false"/>
      <style:text-properties fo:color="#000000" fo:font-weight="bold" officeooo:rsid="001a0db2" officeooo:paragraph-rsid="001a0db2" style:font-weight-asian="bold" style:font-weight-complex="bold"/>
    </style:style>
    <style:style style:name="P6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64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fo:letter-spacing="normal"/>
    </style:style>
    <style:style style:name="P65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style:font-name="Consolas1" fo:font-size="9pt" fo:letter-spacing="normal" fo:font-style="normal" fo:font-weight="normal"/>
    </style:style>
    <style:style style:name="P66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</style:style>
    <style:style style:name="P67" style:family="paragraph" style:parent-style-name="Heading_20_3">
      <style:paragraph-properties fo:margin-left="0.1563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 fo:padding="0in" fo:border="none"/>
    </style:style>
    <style:style style:name="P68" style:family="paragraph" style:parent-style-name="Text_20_body">
      <style:paragraph-properties fo:margin-left="0.1563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</style:style>
    <style:style style:name="P69" style:family="paragraph" style:parent-style-name="Heading_20_2">
      <style:paragraph-properties fo:margin-left="0.1563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10.5pt" style:font-style-asian="normal" style:font-weight-asian="bold" fo:padding="0in" fo:border="none"/>
    </style:style>
    <style:style style:name="P70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fo:padding="0in" fo:border="none"/>
    </style:style>
    <style:style style:name="P71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fo:padding="0in" fo:border="none"/>
    </style:style>
    <style:style style:name="P72" style:family="paragraph" style:parent-style-name="Preformatted_20_Text">
      <style:paragraph-properties fo:margin-left="0.1563in" fo:margin-right="0in" fo:margin-top="0.1043in" fo:margin-bottom="0in" style:contextual-spacing="false" fo:text-align="start" style:justify-single-word="false" fo:widows="1" fo:text-indent="0in" style:auto-text-indent="false" fo:background-color="#f5f5f5" fo:padding="0.1043in" fo:border="0.06pt dotted #778855">
        <style:background-image/>
      </style:paragraph-properties>
      <style:text-properties fo:font-variant="normal" fo:text-transform="none" fo:color="#000000" style:font-name="Consolas1" fo:font-size="9pt" fo:letter-spacing="normal" fo:font-style="normal" fo:font-weight="normal" fo:padding="0in" fo:border="none"/>
    </style:style>
    <style:style style:name="P73" style:family="paragraph" style:parent-style-name="Heading_20_1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74" style:family="paragraph" style:parent-style-name="List_20_Heading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T1" style:family="text">
      <style:text-properties officeooo:rsid="0009b5d1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fo:font-variant="normal" fo:text-transform="none" fo:color="#000000" fo:letter-spacing="normal" fo:font-weight="bold" style:font-name-asian="Verdana" style:font-size-asian="9pt" style:font-style-asian="normal" style:font-weight-asian="bold" style:font-weight-complex="bold"/>
    </style:style>
    <style:style style:name="T5" style:family="text"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0.5pt" fo:letter-spacing="normal" fo:font-style="normal" fo:font-weight="bold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000000" fo:font-size="12pt" fo:letter-spacing="normal" fo:font-weight="bold" style:font-name-asian="Verdana" style:font-size-asian="10.5pt" style:font-style-asian="normal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weight="bold" officeooo:rsid="000ec79b" style:font-name-asian="Verdana" style:font-size-asian="9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0.5pt" fo:letter-spacing="normal" fo:font-weight="bold" style:font-name-asian="Verdana" style:font-size-asian="10.5pt" style:font-style-asian="normal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Consolas" fo:font-style="normal" fo:font-weight="normal" fo:background-color="#ffffff" loext:char-shading-value="0" fo:padding="0in" fo:border="none"/>
    </style:style>
    <style:style style:name="T13" style:family="text">
      <style:text-properties fo:font-variant="normal" fo:text-transform="none" fo:color="#000000" fo:background-color="#ffffff" loext:char-shading-value="0" style:font-name-asian="Consolas" style:font-style-asian="normal" style:font-weight-asian="normal" fo:padding="0in" fo:border="none"/>
    </style:style>
    <style:style style:name="T14" style:family="text">
      <style:text-properties fo:font-variant="normal" fo:text-transform="none" fo:color="#900b09" fo:letter-spacing="normal" style:text-underline-style="solid" style:text-underline-width="auto" style:text-underline-color="font-color" fo:background-color="transparent" loext:char-shading-value="0" style:font-name-asian="Verdana" style:font-size-asian="9pt" style:font-style-asian="normal" style:font-weight-asian="normal" fo:padding="0in" fo:border="none"/>
    </style:style>
    <style:style style:name="T15" style:family="text">
      <style:text-properties fo:font-variant="normal" fo:text-transform="none" fo:color="#900b09" style:font-name="Verdana" fo:font-size="9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6" style:family="text">
      <style:text-properties fo:font-variant="normal" fo:text-transform="none" fo:color="#900b09" style:font-name="Verdana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7" style:family="text">
      <style:text-properties fo:font-variant="normal" fo:text-transform="none" fo:color="#333333" style:font-name="Verdana1" fo:font-size="9pt" fo:letter-spacing="normal" fo:font-style="normal" fo:font-weight="normal"/>
    </style:style>
    <style:style style:name="T18" style:family="text">
      <style:text-properties fo:font-variant="normal" fo:text-transform="none" fo:color="#333333" style:font-name="Verdana1" fo:font-size="9pt" fo:letter-spacing="normal" fo:font-style="normal" fo:font-weight="normal" fo:padding="0in" fo:border="none"/>
    </style:style>
    <style:style style:name="T19" style:family="text">
      <style:text-properties fo:font-variant="normal" fo:text-transform="none" fo:color="#333333" fo:letter-spacing="normal" style:font-name-asian="Verdana1" style:font-size-asian="9pt" style:font-style-asian="normal" style:font-weight-asian="normal" fo:padding="0in" fo:border="none"/>
    </style:style>
    <style:style style:name="T20" style:family="text">
      <style:text-properties fo:font-variant="normal" fo:text-transform="none" fo:color="#ffffff" style:text-line-through-style="none" style:text-line-through-type="none" style:font-name="Consolas" fo:font-size="7.5pt" fo:font-style="normal" style:text-underline-style="none" fo:font-weight="normal" style:text-blinking="false" fo:background-color="#6ce26c" loext:char-shading-value="0" fo:padding="0in" fo:border="none"/>
    </style:style>
    <style:style style:name="T21" style:family="text">
      <style:text-properties fo:font-variant="normal" fo:text-transform="none" fo:color="#0000ff" style:font-name="Consolas" fo:font-style="normal" fo:font-weight="normal" fo:background-color="#ffffff" loext:char-shading-value="0" fo:padding="0in" fo:border="none"/>
    </style:style>
    <style:style style:name="T22" style:family="text">
      <style:text-properties fo:font-variant="normal" fo:text-transform="none" style:font-name="Consolas" fo:font-style="normal" fo:font-weight="normal" fo:background-color="#ffffff" loext:char-shading-value="0" fo:padding="0in" fo:border="none"/>
    </style:style>
    <style:style style:name="T23" style:family="text">
      <style:text-properties fo:font-variant="normal" fo:text-transform="none" fo:color="#ff1493" style:font-name="Consolas" fo:font-style="normal" fo:font-weight="normal" fo:background-color="#ffffff" loext:char-shading-value="0" fo:padding="0in" fo:border="none"/>
    </style:style>
    <style:style style:name="T24" style:family="text">
      <style:text-properties fo:font-variant="normal" fo:text-transform="none" fo:color="#ff0000" fo:background-color="#ffffff" loext:char-shading-value="0" fo:padding="0in" fo:border="none"/>
    </style:style>
    <style:style style:name="T25" style:family="text">
      <style:text-properties fo:font-variant="normal" fo:text-transform="none" fo:background-color="#ffffff" loext:char-shading-value="0" fo:padding="0in" fo:border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9eed3" style:font-weight-asian="bold" style:font-weight-complex="bold"/>
    </style:style>
    <style:style style:name="T28" style:family="text">
      <style:text-properties fo:font-weight="bold" officeooo:rsid="002a5992" style:font-weight-asian="bold" style:font-weight-complex="bold"/>
    </style:style>
    <style:style style:name="T29" style:family="text">
      <style:text-properties fo:font-size="10.5pt" fo:font-style="normal"/>
    </style:style>
    <style:style style:name="T30" style:family="text">
      <style:text-properties fo:font-size="10.5pt" fo:font-style="normal" fo:font-weight="bold"/>
    </style:style>
    <style:style style:name="T31" style:family="text">
      <style:text-properties officeooo:rsid="001542df"/>
    </style:style>
    <style:style style:name="T32" style:family="text">
      <style:text-properties fo:color="#900b09" style:text-underline-style="solid" style:text-underline-width="auto" style:text-underline-color="font-color" fo:background-color="transparent" loext:char-shading-value="0" fo:padding="0in" fo:border="none"/>
    </style:style>
    <style:style style:name="T33" style:family="text">
      <style:text-properties officeooo:rsid="00160518"/>
    </style:style>
    <style:style style:name="T34" style:family="text">
      <style:text-properties fo:background-color="#efefef" loext:char-shading-value="0"/>
    </style:style>
    <style:style style:name="T35" style:family="text">
      <style:text-properties style:font-name="DejaVu Sans Mono" fo:font-size="9pt"/>
    </style:style>
    <style:style style:name="T36" style:family="text">
      <style:text-properties style:font-name="DejaVu Sans Mono" fo:font-size="9pt" fo:background-color="#efefef" loext:char-shading-value="0"/>
    </style:style>
    <style:style style:name="T37" style:family="text">
      <style:text-properties style:font-name-asian="DejaVu Sans" style:font-size-asian="9pt"/>
    </style:style>
    <style:style style:name="T38" style:family="text">
      <style:text-properties fo:color="#000080" style:font-name="DejaVu Sans Mono" fo:font-size="9pt" fo:font-weight="bold" fo:background-color="#efefef" loext:char-shading-value="0"/>
    </style:style>
    <style:style style:name="T39" style:family="text">
      <style:text-properties fo:color="#000080" style:font-name="DejaVu Sans Mono" fo:font-size="9pt" fo:background-color="#efefef" loext:char-shading-value="0"/>
    </style:style>
    <style:style style:name="T40" style:family="text">
      <style:text-properties fo:color="#000080" fo:font-weight="bold" fo:background-color="#efefef" loext:char-shading-value="0"/>
    </style:style>
    <style:style style:name="T41" style:family="text">
      <style:text-properties fo:color="#0000ff" fo:font-weight="bold" fo:background-color="#efefef" loext:char-shading-value="0"/>
    </style:style>
    <style:style style:name="T42" style:family="text">
      <style:text-properties fo:color="#0000ff" style:font-name="DejaVu Sans Mono" fo:font-size="9pt" fo:font-weight="bold" fo:background-color="#efefef" loext:char-shading-value="0"/>
    </style:style>
    <style:style style:name="T43" style:family="text">
      <style:text-properties fo:color="#008000" fo:font-weight="bold" fo:background-color="#efefef" loext:char-shading-value="0"/>
    </style:style>
    <style:style style:name="T44" style:family="text">
      <style:text-properties fo:color="#008000" style:font-name="DejaVu Sans Mono" fo:font-size="9pt" fo:font-weight="bold" fo:background-color="#efefef" loext:char-shading-value="0"/>
    </style:style>
    <style:style style:name="T45" style:family="text">
      <style:text-properties fo:color="#008000" fo:background-color="#efefef" loext:char-shading-value="0" style:font-name-asian="Droid Sans Fallback2" style:font-size-asian="9pt" style:font-weight-asian="bold"/>
    </style:style>
    <style:style style:name="T46" style:family="text">
      <style:text-properties style:font-size-asian="10.5pt" style:font-style-asian="normal"/>
    </style:style>
    <style:style style:name="T47" style:family="text">
      <style:text-properties style:font-size-asian="10.5pt" style:font-style-asian="normal" style:font-weight-asian="bold"/>
    </style:style>
    <style:style style:name="T48" style:family="text">
      <style:text-properties style:font-name="Consolas1" fo:font-size="9pt" fo:font-style="normal" fo:font-weight="normal"/>
    </style:style>
    <style:style style:name="T49" style:family="text">
      <style:text-properties fo:font-size="19.5pt" fo:font-style="normal" fo:font-weight="normal"/>
    </style:style>
    <style:style style:name="T50" style:family="text">
      <style:text-properties style:font-size-asian="19.5pt" style:font-style-asian="normal" style:font-weight-asian="normal"/>
    </style:style>
    <style:style style:name="T51" style:family="text">
      <style:text-properties style:font-name-asian="Consolas1" style:font-size-asian="9pt" style:font-style-asian="normal" style:font-weight-asian="normal"/>
    </style:style>
    <style:style style:name="T52" style:family="text">
      <style:text-properties style:font-name="Verdana1" fo:font-size="9pt" fo:font-style="normal" fo:font-weight="normal"/>
    </style:style>
    <style:style style:name="T53" style:family="text">
      <style:text-properties style:font-name-asian="Verdana1" style:font-size-asian="9pt" style:font-style-asian="normal" style:font-weight-asian="normal"/>
    </style:style>
    <style:style style:name="T54" style:family="text">
      <style:text-properties officeooo:rsid="002a5992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学习笔记</text:p>
      <text:p text:style-name="P3">使用phpstrom时遇到php-cgi not found</text:p>
      <text:p text:style-name="P2">sudo apt-get install php5-cgi</text:p>
      <text:p text:style-name="P2"/>
      <text:p text:style-name="P2"/>
      <text:p text:style-name="P2"/>
      <text:p text:style-name="P23">html</text:p>
      <text:p text:style-name="P4"><text:span text:style-name="T1">&lt;img/&gt;</text:span>用来插入图片，例如</text:p>
      <text:p text:style-name="P15">&lt;p&gt;</text:p>
      <text:p text:style-name="P15">一幅图像：</text:p>
      <text:p text:style-name="P15">&lt;img src="/i/eg_mouse.jpg" width="128" height="128" /&gt;</text:p>
      <text:p text:style-name="P15">&lt;/p&gt;</text:p>
      <text:p text:style-name="P15"/>
      <text:p text:style-name="P24"><text:span text:style-name="T27">table用来表示表格,</text:span><text:span text:style-name="T11">表格的表头使用</text:span><text:span text:style-name="T4"> </text:span><text:span text:style-name="T8">&lt;th&gt;</text:span><text:span text:style-name="T6"> </text:span><text:span text:style-name="T11">标签进行</text:span><text:span text:style-name="T9">定义</text:span><text:span text:style-name="T10">，&lt;td&gt;表格内容</text:span></text:p>
      <text:p text:style-name="P16">&lt;table border="1"&gt;</text:p>
      <text:p text:style-name="P17">&lt;tr&gt; </text:p>
      <text:p text:style-name="P17"><text:tab/>&lt;th&gt;Heading&lt;/th&gt; </text:p>
      <text:p text:style-name="P17"><text:tab/>&lt;th&gt;Another Heading&lt;/th&gt; </text:p>
      <text:p text:style-name="P17">&lt;/tr&gt; </text:p>
      <text:p text:style-name="P16">&lt;tr&gt;</text:p>
      <text:p text:style-name="P16"><text:s text:c="2"/>&lt;td&gt;First&lt;/td&gt;</text:p>
      <text:p text:style-name="P16"><text:s text:c="2"/>&lt;td&gt;Row&lt;/td&gt;</text:p>
      <text:p text:style-name="P28">&lt;/tr&gt; <text:s text:c="2"/></text:p>
      <text:p text:style-name="P16">&lt;tr&gt;</text:p>
      <text:p text:style-name="P16"><text:s text:c="2"/>&lt;td&gt;Second&lt;/td&gt;</text:p>
      <text:p text:style-name="P16"><text:s text:c="2"/>&lt;td&gt;Row&lt;/td&gt;</text:p>
      <text:p text:style-name="P16">&lt;/tr&gt;</text:p>
      <text:p text:style-name="P16">&lt;/table&gt;</text:p>
      <text:p text:style-name="P15"/>
      <text:p text:style-name="P16">First <text:s/><text:tab/> Row</text:p>
      <text:p text:style-name="P16">Second Row</text:p>
      <text:p text:style-name="P5">如果值是空的可以加入&amp;nbsp，这是更安全的做法</text:p>
      <text:p text:style-name="P15"/>
      <text:p text:style-name="P4">横跨两列或两行的单元格</text:p>
      <text:p text:style-name="P18">&lt;th colspan="2"&gt;电话&lt;/th&gt; </text:p>
      <text:p text:style-name="P18">&lt;th rowspan="2"&gt;电话&lt;/th&gt; </text:p>
      <text:p text:style-name="P18"/>
      <text:p text:style-name="P14">文字前面家点：</text:p>
      <text:p text:style-name="P6">&lt;ul&gt;</text:p>
      <text:p text:style-name="P19">&lt;li&gt;苹果&lt;/li&gt;</text:p>
      <text:p text:style-name="P20">&lt;/ul&gt;</text:p>
      <text:p text:style-name="P19"/>
      <text:p text:style-name="P7"><text:span text:style-name="T31">&lt;table border="1" <text:s/>cellpadding="10"&gt;</text:span>用来增加元素和边框的间隙</text:p>
      <text:p text:style-name="P8">&lt;table border="1" cellspacing="10"&gt;用来增加单元格间的距离</text:p>
      <text:p text:style-name="P15"/>
      <text:p text:style-name="P15"/>
      <text:p text:style-name="P9">align="left" <text:s/>align="right"可以让元素靠左后者靠右</text:p>
      <text:p text:style-name="P21"/>
      <text:p text:style-name="P21"/>
      <text:p text:style-name="P21"/>
      <text:p text:style-name="P21"/>
      <text:p text:style-name="P10"><text:soft-page-break/>表格标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表格</text:p>
          </table:table-cell>
          <table:table-cell table:style-name="Table1.A1" office:value-type="string">
            <text:p text:style-name="P36">描述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able.asp"><text:span text:style-name="T32">&lt;table&gt;</text:span></text:a></text:p>
          </table:table-cell>
          <table:table-cell table:style-name="Table1.A2" office:value-type="string">
            <text:p text:style-name="P32">定义表格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aption.asp"><text:span text:style-name="T32">&lt;caption&gt;</text:span></text:a></text:p>
          </table:table-cell>
          <table:table-cell table:style-name="Table1.A2" office:value-type="string">
            <text:p text:style-name="P32">定义表格标题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.asp"><text:span text:style-name="T32">&lt;th&gt;</text:span></text:a></text:p>
          </table:table-cell>
          <table:table-cell table:style-name="Table1.A2" office:value-type="string">
            <text:p text:style-name="P32">定义表格的表头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r.asp"><text:span text:style-name="T32">&lt;tr&gt;</text:span></text:a></text:p>
          </table:table-cell>
          <table:table-cell table:style-name="Table1.A2" office:value-type="string">
            <text:p text:style-name="P32">定义表格的行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d.asp"><text:span text:style-name="T32">&lt;td&gt;</text:span></text:a></text:p>
          </table:table-cell>
          <table:table-cell table:style-name="Table1.A2" office:value-type="string">
            <text:p text:style-name="P32">定义表格单元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head.asp"><text:span text:style-name="T32">&lt;thead&gt;</text:span></text:a></text:p>
          </table:table-cell>
          <table:table-cell table:style-name="Table1.A2" office:value-type="string">
            <text:p text:style-name="P32">定义表格的页眉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body.asp"><text:span text:style-name="T32">&lt;tbody&gt;</text:span></text:a></text:p>
          </table:table-cell>
          <table:table-cell table:style-name="Table1.A2" office:value-type="string">
            <text:p text:style-name="P32">定义表格的主体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tfoot.asp"><text:span text:style-name="T32">&lt;tfoot&gt;</text:span></text:a></text:p>
          </table:table-cell>
          <table:table-cell table:style-name="Table1.A2" office:value-type="string">
            <text:p text:style-name="P32">定义表格的页脚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.asp"><text:span text:style-name="T32">&lt;col&gt;</text:span></text:a></text:p>
          </table:table-cell>
          <table:table-cell table:style-name="Table1.A2" office:value-type="string">
            <text:p text:style-name="P32">定义用于表格列的属性。</text:p>
          </table:table-cell>
        </table:table-row>
        <table:table-row>
          <table:table-cell table:style-name="Table1.A2" office:value-type="string">
            <text:p text:style-name="P32"><text:a xlink:type="simple" xlink:href="http://www.w3school.com.cn/tags/tag_colgroup.asp"><text:span text:style-name="T32">&lt;colgroup&gt;</text:span></text:a></text:p>
          </table:table-cell>
          <table:table-cell table:style-name="Table1.A2" office:value-type="string">
            <text:p text:style-name="P57">定义表格列的组。</text:p>
          </table:table-cell>
        </table:table-row>
      </table:table>
      <text:p text:style-name="P21"/>
      <text:p text:style-name="P21"/>
      <text:p text:style-name="P9">无序列表<text:span text:style-name="T33">，有序列表</text:span></text:p>
      <text:p text:style-name="P22">&lt;ul&gt;</text:p>
      <text:p text:style-name="P22"><text:tab/>&lt;li&gt;牛奶&lt;/li&gt;</text:p>
      <text:p text:style-name="P22">&lt;/ul&gt;</text:p>
      <text:p text:style-name="P22"/>
      <text:p text:style-name="P22">&lt;ol start=”50”&gt;</text:p>
      <text:p text:style-name="P22"><text:tab/>&lt;li&gt;牛奶&lt;/li&gt;</text:p>
      <text:p text:style-name="P22">&lt;/ol&gt;</text:p>
      <text:p text:style-name="P22"/>
      <text:p text:style-name="P22"/>
      <text:h text:style-name="P51" text:outline-level="2">列表标签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标签</text:p>
          </table:table-cell>
          <table:table-cell table:style-name="Table2.A1" office:value-type="string">
            <text:p text:style-name="P36">描述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ol.asp"><text:span text:style-name="T32">&lt;ol&gt;</text:span></text:a></text:p>
          </table:table-cell>
          <table:table-cell table:style-name="Table2.A2" office:value-type="string">
            <text:p text:style-name="P32">定义有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ul.asp"><text:span text:style-name="T32">&lt;ul&gt;</text:span></text:a></text:p>
          </table:table-cell>
          <table:table-cell table:style-name="Table2.A2" office:value-type="string">
            <text:p text:style-name="P32">定义无序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li.asp"><text:span text:style-name="T32">&lt;li&gt;</text:span></text:a></text:p>
          </table:table-cell>
          <table:table-cell table:style-name="Table2.A2" office:value-type="string">
            <text:p text:style-name="P32">定义列表项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l.asp"><text:span text:style-name="T32">&lt;dl&gt;</text:span></text:a></text:p>
          </table:table-cell>
          <table:table-cell table:style-name="Table2.A2" office:value-type="string">
            <text:p text:style-name="P32">定义定义列表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t.asp"><text:span text:style-name="T32">&lt;dt&gt;</text:span></text:a></text:p>
          </table:table-cell>
          <table:table-cell table:style-name="Table2.A2" office:value-type="string">
            <text:p text:style-name="P32">定义定义项目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d.asp"><text:span text:style-name="T32">&lt;dd&gt;</text:span></text:a></text:p>
          </table:table-cell>
          <table:table-cell table:style-name="Table2.A2" office:value-type="string">
            <text:p text:style-name="P32">定义定义的描述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dir.asp"><text:span text:style-name="T32">&lt;dir&gt;</text:span></text:a></text:p>
          </table:table-cell>
          <table:table-cell table:style-name="Table2.A2" office:value-type="string">
            <text:p text:style-name="P32">已废弃。使用 &lt;ul&gt; 代替它。</text:p>
          </table:table-cell>
        </table:table-row>
        <table:table-row>
          <table:table-cell table:style-name="Table2.A2" office:value-type="string">
            <text:p text:style-name="P32"><text:a xlink:type="simple" xlink:href="http://www.w3school.com.cn/tags/tag_menu.asp"><text:span text:style-name="T32">&lt;menu&gt;</text:span></text:a></text:p>
          </table:table-cell>
          <table:table-cell table:style-name="Table2.A2" office:value-type="string">
            <text:p text:style-name="P57">已废弃。使用 &lt;ul&gt; 代替它。</text:p>
          </table:table-cell>
        </table:table-row>
      </table:table>
      <text:p text:style-name="P22"/>
      <text:p text:style-name="P22"/>
      <text:p text:style-name="P11"><text:soft-page-break/>&lt;br/&gt;表示换行</text:p>
      <text:p text:style-name="P11"/>
      <text:p text:style-name="P11"/>
      <text:h text:style-name="P52" text:outline-level="2">表单标签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标签</text:p>
          </table:table-cell>
          <table:table-cell table:style-name="Table3.A1" office:value-type="string">
            <text:p text:style-name="P36">描述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orm.asp"><text:span text:style-name="T32">&lt;form&gt;</text:span></text:a></text:p>
          </table:table-cell>
          <table:table-cell table:style-name="Table3.A2" office:value-type="string">
            <text:p text:style-name="P32">定义供用户输入的表单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input.asp"><text:span text:style-name="T32">&lt;input&gt;</text:span></text:a></text:p>
          </table:table-cell>
          <table:table-cell table:style-name="Table3.A2" office:value-type="string">
            <text:p text:style-name="P32">定义输入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textarea.asp"><text:span text:style-name="T32">&lt;textarea&gt;</text:span></text:a></text:p>
          </table:table-cell>
          <table:table-cell table:style-name="Table3.A2" office:value-type="string">
            <text:p text:style-name="P32">定义文本域 (一个多行的输入控件)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abel.asp"><text:span text:style-name="T32">&lt;label&gt;</text:span></text:a></text:p>
          </table:table-cell>
          <table:table-cell table:style-name="Table3.A2" office:value-type="string">
            <text:p text:style-name="P32">定义一个控制的标签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fieldset.asp"><text:span text:style-name="T32">&lt;fieldset&gt;</text:span></text:a></text:p>
          </table:table-cell>
          <table:table-cell table:style-name="Table3.A2" office:value-type="string">
            <text:p text:style-name="P32">定义域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legend.asp"><text:span text:style-name="T32">&lt;legend&gt;</text:span></text:a></text:p>
          </table:table-cell>
          <table:table-cell table:style-name="Table3.A2" office:value-type="string">
            <text:p text:style-name="P32">定义域的标题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select.asp"><text:span text:style-name="T32">&lt;select&gt;</text:span></text:a></text:p>
          </table:table-cell>
          <table:table-cell table:style-name="Table3.A2" office:value-type="string">
            <text:p text:style-name="P32">定义一个选择列表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group.asp"><text:span text:style-name="T32">&lt;optgroup&gt;</text:span></text:a></text:p>
          </table:table-cell>
          <table:table-cell table:style-name="Table3.A2" office:value-type="string">
            <text:p text:style-name="P32">定义选项组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option.asp"><text:span text:style-name="T32">&lt;option&gt;</text:span></text:a></text:p>
          </table:table-cell>
          <table:table-cell table:style-name="Table3.A2" office:value-type="string">
            <text:p text:style-name="P32">定义下拉列表中的选项</text:p>
          </table:table-cell>
        </table:table-row>
        <table:table-row>
          <table:table-cell table:style-name="Table3.A2" office:value-type="string">
            <text:p text:style-name="P32"><text:a xlink:type="simple" xlink:href="http://www.w3school.com.cn/tags/tag_button.asp"><text:span text:style-name="T32">&lt;button&gt;</text:span></text:a></text:p>
          </table:table-cell>
          <table:table-cell table:style-name="Table3.A2" office:value-type="string">
            <text:p text:style-name="P32">定义一个按钮</text:p>
          </table:table-cell>
        </table:table-row>
        <table:table-row>
          <table:table-cell table:style-name="Table3.A2" office:value-type="string">
            <text:p text:style-name="P32">&lt;isindex&gt;</text:p>
          </table:table-cell>
          <table:table-cell table:style-name="Table3.A2" office:value-type="string">
            <text:p text:style-name="P57">已废弃。由 &lt;input&gt; 代替。</text:p>
          </table:table-cell>
        </table:table-row>
      </table:table>
      <text:p text:style-name="P11"/>
      <text:p text:style-name="P12">发邮件</text:p>
      <text:p text:style-name="P60"><text:span text:style-name="T36">&lt;</text:span><text:span text:style-name="T39">h3</text:span><text:span text:style-name="T36">&gt;</text:span><text:span text:style-name="T37">发个邮件给</text:span><text:span text:style-name="T35">yiren_zhi@163.com</text:span><text:span text:style-name="T36">&lt;/</text:span><text:span text:style-name="T39">h3</text:span><text:span text:style-name="T36">&gt;</text:span></text:p>
      <text:p text:style-name="P63"><text:span text:style-name="T34">&lt;</text:span><text:span text:style-name="T40">form </text:span><text:span text:style-name="T41">action=</text:span><text:span text:style-name="T43">"MAILTO: yiren_zhi@163.com" </text:span><text:span text:style-name="T41">method=</text:span><text:span text:style-name="T43">"post" </text:span><text:span text:style-name="T41">enctype=</text:span><text:span text:style-name="T43">"text/plain"</text:span><text:span text:style-name="T34">&gt;</text:span></text:p>
      <text:p text:style-name="P62"><text:s text:c="4"/><text:span text:style-name="T37">姓名：</text:span><text:span text:style-name="T36">&lt;</text:span><text:span text:style-name="T38">br</text:span><text:span text:style-name="T36">/&gt;</text:span></text:p>
      <text:p text:style-name="P62"><text:s text:c="4"/><text:span text:style-name="T36">&lt;</text:span><text:span text:style-name="T38">input </text:span><text:span text:style-name="T42">type=</text:span><text:span text:style-name="T44">"text" </text:span><text:span text:style-name="T42">value=</text:span><text:span text:style-name="T44">"yourname" </text:span><text:span text:style-name="T42">size=</text:span><text:span text:style-name="T44">"20"</text:span><text:span text:style-name="T36">/&gt;</text:span></text:p>
      <text:p text:style-name="P62"><text:s text:c="4"/><text:span text:style-name="T37">电邮：</text:span><text:span text:style-name="T36">&lt;</text:span><text:span text:style-name="T38">br</text:span><text:span text:style-name="T36">/&gt;</text:span></text:p>
      <text:p text:style-name="P62"><text:s text:c="4"/><text:span text:style-name="T36">&lt;</text:span><text:span text:style-name="T38">input </text:span><text:span text:style-name="T42">type=</text:span><text:span text:style-name="T44">"text" </text:span><text:span text:style-name="T42">value=</text:span><text:span text:style-name="T44">"youremail" </text:span><text:span text:style-name="T42">size=</text:span><text:span text:style-name="T44">"20"</text:span><text:span text:style-name="T36">/&gt;</text:span></text:p>
      <text:p text:style-name="P62"><text:s text:c="4"/><text:span text:style-name="T37">内容：</text:span><text:span text:style-name="T36">&lt;</text:span><text:span text:style-name="T38">br</text:span><text:span text:style-name="T36">/&gt;</text:span></text:p>
      <text:p text:style-name="P62"><text:s text:c="4"/><text:span text:style-name="T36">&lt;</text:span><text:span text:style-name="T38">input </text:span><text:span text:style-name="T42">type=</text:span><text:span text:style-name="T44">"text" </text:span><text:span text:style-name="T42">value=</text:span><text:span text:style-name="T44">"youcomment" </text:span><text:span text:style-name="T42">size=</text:span><text:span text:style-name="T44">"40"</text:span><text:span text:style-name="T36">/&gt;</text:span></text:p>
      <text:p text:style-name="P62"><text:s text:c="4"/><text:span text:style-name="T36">&lt;</text:span><text:span text:style-name="T38">br</text:span><text:span text:style-name="T36">/&gt;&lt;</text:span><text:span text:style-name="T38">br</text:span><text:span text:style-name="T36">/&gt;</text:span></text:p>
      <text:p text:style-name="P62"><text:s text:c="4"/><text:span text:style-name="T36">&lt;</text:span><text:span text:style-name="T38">input </text:span><text:span text:style-name="T42">type=</text:span><text:span text:style-name="T44">"submit" </text:span><text:span text:style-name="T42">value=</text:span><text:span text:style-name="T44">"</text:span><text:span text:style-name="T45">发送</text:span><text:span text:style-name="T44">"</text:span><text:span text:style-name="T36">&gt;</text:span></text:p>
      <text:p text:style-name="P62"><text:s text:c="4"/><text:span text:style-name="T36">&lt;</text:span><text:span text:style-name="T38">input </text:span><text:span text:style-name="T42">type=</text:span><text:span text:style-name="T44">"reset" </text:span><text:span text:style-name="T42">value=</text:span><text:span text:style-name="T44">"</text:span><text:span text:style-name="T45">重置</text:span><text:span text:style-name="T44">"</text:span><text:span text:style-name="T36">&gt;</text:span></text:p>
      <text:p text:style-name="P61"><text:span text:style-name="T34">&lt;/</text:span><text:span text:style-name="T40">form</text:span><text:span text:style-name="T34">&gt;</text:span></text:p>
      <text:h text:style-name="P53" text:outline-level="2"><text:span text:style-name="T29">&lt;!DOCTYPE&gt; </text:span><text:span text:style-name="T46">声明</text:span></text:h>
      <text:p text:style-name="P29"><text:span text:style-name="T2">Web </text:span><text:span text:style-name="T3">世界中存在许多不同的文档。只有了解文档的类型，浏览器才能正确地显示文档。</text:span></text:p>
      <text:p text:style-name="P29"/>
      <text:h text:style-name="P31" text:outline-level="2"><text:span text:style-name="T30">HTML </text:span><text:span text:style-name="T47">头部元素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标签</text:p>
          </table:table-cell>
          <table:table-cell table:style-name="Table4.A1" office:value-type="string">
            <text:p text:style-name="P36">描述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head.asp"><text:span text:style-name="T32">&lt;head&gt;</text:span></text:a></text:p>
          </table:table-cell>
          <table:table-cell table:style-name="Table4.A2" office:value-type="string">
            <text:p text:style-name="P32">定义关于文档的信息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title.asp"><text:span text:style-name="T32">&lt;title&gt;</text:span></text:a></text:p>
          </table:table-cell>
          <table:table-cell table:style-name="Table4.A2" office:value-type="string">
            <text:p text:style-name="P32">定义文档标题。</text:p>
          </table:table-cell>
        </table:table-row>
        <text:soft-page-break/>
        <table:table-row>
          <table:table-cell table:style-name="Table4.A2" office:value-type="string">
            <text:p text:style-name="P32"><text:a xlink:type="simple" xlink:href="http://www.w3school.com.cn/tags/tag_base.asp"><text:span text:style-name="T32">&lt;base&gt;</text:span></text:a></text:p>
          </table:table-cell>
          <table:table-cell table:style-name="Table4.A2" office:value-type="string">
            <text:p text:style-name="P32">定义页面上所有链接的默认地址或默认目标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link.asp"><text:span text:style-name="T32">&lt;link&gt;</text:span></text:a></text:p>
          </table:table-cell>
          <table:table-cell table:style-name="Table4.A2" office:value-type="string">
            <text:p text:style-name="P32">定义文档与外部资源之间的关系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meta.asp"><text:span text:style-name="T32">&lt;meta&gt;</text:span></text:a></text:p>
          </table:table-cell>
          <table:table-cell table:style-name="Table4.A2" office:value-type="string">
            <text:p text:style-name="P32">定义关于 HTML 文档的元数据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cript.asp"><text:span text:style-name="T32">&lt;script&gt;</text:span></text:a></text:p>
          </table:table-cell>
          <table:table-cell table:style-name="Table4.A2" office:value-type="string">
            <text:p text:style-name="P32">定义客户端脚本。</text:p>
          </table:table-cell>
        </table:table-row>
        <table:table-row>
          <table:table-cell table:style-name="Table4.A2" office:value-type="string">
            <text:p text:style-name="P32"><text:a xlink:type="simple" xlink:href="http://www.w3school.com.cn/tags/tag_style.asp"><text:span text:style-name="T32">&lt;style&gt;</text:span></text:a></text:p>
          </table:table-cell>
          <table:table-cell table:style-name="Table4.A2" office:value-type="string">
            <text:p text:style-name="P57">定义文档的样式信息。</text:p>
          </table:table-cell>
        </table:table-row>
      </table:table>
      <text:p text:style-name="P30"/>
      <text:p text:style-name="P11"/>
      <text:p text:style-name="P13">脚本</text:p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标签</text:p>
          </table:table-cell>
          <table:table-cell table:style-name="Table5.A1" office:value-type="string">
            <text:p text:style-name="P36">描述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script.asp"><text:span text:style-name="T32">&lt;script&gt;</text:span></text:a></text:p>
          </table:table-cell>
          <table:table-cell table:style-name="Table5.A2" office:value-type="string">
            <text:p text:style-name="P32">定义客户端脚本。</text:p>
          </table:table-cell>
        </table:table-row>
        <table:table-row>
          <table:table-cell table:style-name="Table5.A2" office:value-type="string">
            <text:p text:style-name="P32"><text:a xlink:type="simple" xlink:href="http://www.w3school.com.cn/tags/tag_noscript.asp"><text:span text:style-name="T32">&lt;noscript&gt;</text:span></text:a></text:p>
          </table:table-cell>
          <table:table-cell table:style-name="Table5.A2" office:value-type="string">
            <text:p text:style-name="P57">为不支持客户端脚本的浏览器定义替代内容。</text:p>
          </table:table-cell>
        </table:table-row>
      </table:table>
      <text:p text:style-name="P13"/>
      <text:p text:style-name="P13"/>
      <text:p text:style-name="P13"/>
      <text:h text:style-name="P54" text:outline-level="2"><text:span text:style-name="T46">播放音频最好的 </text:span><text:span text:style-name="T29">HTML </text:span><text:span text:style-name="T46">解决方法</text:span></text:h>
      <text:h text:style-name="P49" text:outline-level="3">实例</text:h>
      <text:p text:style-name="P47">&lt;audio controls="controls" height="100" width="100"&gt;</text:p>
      <text:p text:style-name="P64"><text:s text:c="2"/><text:span text:style-name="T48">&lt;source src="song.mp3" type="audio/mp3" /&gt;</text:span></text:p>
      <text:p text:style-name="P64"><text:s text:c="2"/><text:span text:style-name="T48">&lt;source src="song.ogg" type="audio/ogg" /&gt;</text:span></text:p>
      <text:p text:style-name="P65">&lt;embed height="100" width="100" src="song.mp3" /&gt;</text:p>
      <text:p text:style-name="P65">&lt;/audio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<text:soft-page-break/>JavaScript</text:p>
      <text:p text:style-name="P25"/>
      <text:h text:style-name="P73" text:outline-level="1"><text:span text:style-name="T49">JavaScript HTML DOM </text:span><text:span text:style-name="T50">元素（节点）</text:span></text:h>
      <text:h text:style-name="P55" text:outline-level="2"><text:span text:style-name="T46">创建新的 </text:span><text:span text:style-name="T29">HTML </text:span><text:span text:style-name="T46">元素</text:span></text:h>
      <text:p text:style-name="P29"><text:span text:style-name="T3">如需向 </text:span><text:span text:style-name="T2">HTML DOM </text:span><text:span text:style-name="T3">添加新元素，您必须首先创建该元素（元素节点），然后向一个已存在的元素追加该元素。</text:span></text:p>
      <text:h text:style-name="P49" text:outline-level="3">实例</text:h>
      <text:p text:style-name="P47">&lt;div id="div1"&gt;</text:p>
      <text:p text:style-name="P64"><text:span text:style-name="T48">&lt;p id="p1"&gt;</text:span><text:span text:style-name="T51">这是一个段落</text:span><text:span text:style-name="T48">&lt;/p&gt;</text:span></text:p>
      <text:p text:style-name="P64"><text:span text:style-name="T48">&lt;p id="p2"&gt;</text:span><text:span text:style-name="T51">这是另一个段落</text:span><text:span text:style-name="T48">&lt;/p&gt;</text:span></text:p>
      <text:p text:style-name="P65">&lt;/div&gt;</text:p>
      <text:p text:style-name="P66"/>
      <text:p text:style-name="P65">&lt;script&gt;</text:p>
      <text:p text:style-name="P65">var para=document.createElement("p");</text:p>
      <text:p text:style-name="P64"><text:span text:style-name="T48">var node=document.createTextNode("</text:span><text:span text:style-name="T51">这是新段落。</text:span><text:span text:style-name="T48">");</text:span></text:p>
      <text:p text:style-name="P65">para.appendChild(node);</text:p>
      <text:p text:style-name="P66"/>
      <text:p text:style-name="P65">var element=document.getElementById("div1");</text:p>
      <text:p text:style-name="P65">element.appendChild(para);</text:p>
      <text:p text:style-name="P65">&lt;/script&gt;</text:p>
      <text:p text:style-name="P42"/>
      <text:p text:style-name="P30">例子解释：</text:p>
      <text:p text:style-name="P29"><text:span text:style-name="T3">这段代码创建新的 </text:span><text:span text:style-name="T2">&lt;p&gt; </text:span><text:span text:style-name="T3">元素：</text:span></text:p>
      <text:p text:style-name="P47">var para=document.createElement("p");</text:p>
      <text:p text:style-name="P29"><text:span text:style-name="T3">如需向 </text:span><text:span text:style-name="T2">&lt;p&gt; </text:span><text:span text:style-name="T3">元素添加文本，您必须首先创建文本节点。这段代码创建了一个文本节点：</text:span></text:p>
      <text:p text:style-name="P48"><text:span text:style-name="T48">var node=document.createTextNode("</text:span><text:span text:style-name="T51">这是新段落。</text:span><text:span text:style-name="T48">");</text:span></text:p>
      <text:p text:style-name="P29"><text:span text:style-name="T3">然后您必须向 </text:span><text:span text:style-name="T2">&lt;p&gt; </text:span><text:span text:style-name="T3">元素追加这个文本节点：</text:span></text:p>
      <text:p text:style-name="P47">para.appendChild(node);</text:p>
      <text:p text:style-name="P30">最后您必须向一个已有的元素追加这个新元素。</text:p>
      <text:p text:style-name="P30">这段代码找到一个已有的元素：</text:p>
      <text:p text:style-name="P47">var element=document.getElementById("div1");</text:p>
      <text:p text:style-name="P30"><text:soft-page-break/>这段代码向这个已有的元素追加新元素：</text:p>
      <text:p text:style-name="P47">element.appendChild(para);</text:p>
      <text:p text:style-name="P26"/>
      <text:p text:style-name="P26"/>
      <text:h text:style-name="P55" text:outline-level="2"><text:span text:style-name="T46">删除已有的 </text:span><text:span text:style-name="T29">HTML </text:span><text:span text:style-name="T46">元素</text:span></text:h>
      <text:p text:style-name="P29"><text:span text:style-name="T3">如需删除 </text:span><text:span text:style-name="T2">HTML </text:span><text:span text:style-name="T3">元素，您必须首先获得该元素的父元素：</text:span></text:p>
      <text:h text:style-name="P49" text:outline-level="3">实例</text:h>
      <text:p text:style-name="P47">&lt;div id="div1"&gt;</text:p>
      <text:p text:style-name="P64"><text:span text:style-name="T48">&lt;p id="p1"&gt;</text:span><text:span text:style-name="T51">这是一个段落。</text:span><text:span text:style-name="T48">&lt;/p&gt;</text:span></text:p>
      <text:p text:style-name="P64"><text:span text:style-name="T48">&lt;p id="p2"&gt;</text:span><text:span text:style-name="T51">这是另一个段落。</text:span><text:span text:style-name="T48">&lt;/p&gt;</text:span></text:p>
      <text:p text:style-name="P65">&lt;/div&gt;</text:p>
      <text:p text:style-name="P66"/>
      <text:p text:style-name="P65">&lt;script&gt;</text:p>
      <text:p text:style-name="P65">var parent=document.getElementById("div1");</text:p>
      <text:p text:style-name="P65">var child=document.getElementById("p1");</text:p>
      <text:p text:style-name="P65">parent.removeChild(child);</text:p>
      <text:p text:style-name="P65">&lt;/script&gt;</text:p>
      <text:p text:style-name="P30">例子解释：</text:p>
      <text:p text:style-name="P29"><text:span text:style-name="T3">这个 </text:span><text:span text:style-name="T2">HTML </text:span><text:span text:style-name="T3">文档含有拥有两个子节点（两个 </text:span><text:span text:style-name="T2">&lt;p&gt; </text:span><text:span text:style-name="T3">元素）的 </text:span><text:span text:style-name="T2">&lt;div&gt; </text:span><text:span text:style-name="T3">元素：</text:span></text:p>
      <text:p text:style-name="P47">&lt;div id="div1"&gt;</text:p>
      <text:p text:style-name="P64"><text:span text:style-name="T48">&lt;p id="p1"&gt;</text:span><text:span text:style-name="T51">这是一个段落。</text:span><text:span text:style-name="T48">&lt;/p&gt;</text:span></text:p>
      <text:p text:style-name="P64"><text:span text:style-name="T48">&lt;p id="p2"&gt;</text:span><text:span text:style-name="T51">这是另一个段落。</text:span><text:span text:style-name="T48">&lt;/p&gt;</text:span></text:p>
      <text:p text:style-name="P65">&lt;/div&gt;</text:p>
      <text:p text:style-name="P29"><text:span text:style-name="T3">找到 </text:span><text:span text:style-name="T2">id="div1" </text:span><text:span text:style-name="T3">的元素：</text:span></text:p>
      <text:p text:style-name="P47">var parent=document.getElementById("div1");</text:p>
      <text:p text:style-name="P29"><text:span text:style-name="T3">找到 </text:span><text:span text:style-name="T2">id="p1" </text:span><text:span text:style-name="T3">的 </text:span><text:span text:style-name="T2">&lt;p&gt; </text:span><text:span text:style-name="T3">元素：</text:span></text:p>
      <text:p text:style-name="P47">var child=document.getElementById("p1");</text:p>
      <text:p text:style-name="P30">从父元素中删除子元素：</text:p>
      <text:p text:style-name="P47">parent.removeChild(child)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h text:style-name="P56" text:outline-level="2">创建直接的实例</text:h>
      <text:p text:style-name="P70">这个例子创建了对象的一个新实例，并向其添加了四个属性：</text:p>
      <text:h text:style-name="P67" text:outline-level="3">实例</text:h>
      <text:p text:style-name="P72">person=new Object();</text:p>
      <text:p text:style-name="P72">person.firstname="Bill";</text:p>
      <text:p text:style-name="P72">person.lastname="Gates";</text:p>
      <text:p text:style-name="P72">person.age=56;</text:p>
      <text:p text:style-name="P72">person.eyecolor="blue";</text:p>
      <text:p text:style-name="P68"><text:a xlink:type="simple" xlink:href="http://www.w3school.com.cn/tiy/t.asp?f=js_create_object" office:target-frame-name="_blank" xlink:show="new"><text:span text:style-name="T14">亲自试一试</text:span></text:a></text:p>
      <text:p text:style-name="P71"><text:span text:style-name="T3">替代语法（使用对象 </text:span><text:span text:style-name="T2">literals</text:span><text:span text:style-name="T3">）：</text:span></text:p>
      <text:h text:style-name="P67" text:outline-level="3">实例</text:h>
      <text:p text:style-name="P72">person={firstname:"John",lastname:"Doe",age:50,eyecolor:"blue"};</text:p>
      <text:p text:style-name="P68"><text:a xlink:type="simple" xlink:href="http://www.w3school.com.cn/tiy/t.asp?f=js_create_object1" office:target-frame-name="_blank" xlink:show="new"><text:span text:style-name="T14">亲自试一试</text:span></text:a></text:p>
      <text:h text:style-name="P69" text:outline-level="2">使用对象构造器</text:h>
      <text:p text:style-name="P70">本例使用函数来构造对象：</text:p>
      <text:h text:style-name="P67" text:outline-level="3">实例</text:h>
      <text:p text:style-name="P72">function person(firstname,lastname,age,eyecolor)</text:p>
      <text:p text:style-name="P72">{</text:p>
      <text:p text:style-name="P72">this.firstname=firstname;</text:p>
      <text:p text:style-name="P72">this.lastname=lastname;</text:p>
      <text:p text:style-name="P72">this.age=age;</text:p>
      <text:p text:style-name="P72">this.eyecolor=eyecolor;</text:p>
      <text:p text:style-name="P72">}</text:p>
      <text:p text:style-name="P26"/>
      <text:p text:style-name="P26"/>
      <text:h text:style-name="P55" text:outline-level="2"><text:span text:style-name="T46">把方法添加到 </text:span><text:span text:style-name="T29">JavaScript </text:span><text:span text:style-name="T46">对象</text:span></text:h>
      <text:p text:style-name="P30">方法只不过是附加在对象上的函数。</text:p>
      <text:p text:style-name="P30">在构造器函数内部定义对象的方法：</text:p>
      <text:p text:style-name="P47">function person(firstname,lastname,age,eyecolor)</text:p>
      <text:p text:style-name="P65">{</text:p>
      <text:p text:style-name="P65">this.firstname=firstname;</text:p>
      <text:p text:style-name="P65">this.lastname=lastname;</text:p>
      <text:p text:style-name="P65">this.age=age;</text:p>
      <text:p text:style-name="P65">this.eyecolor=eyecolor;</text:p>
      <text:p text:style-name="P66"><text:soft-page-break/></text:p>
      <text:p text:style-name="P65">this.changeName=changeName;</text:p>
      <text:p text:style-name="P65">function changeName(name)</text:p>
      <text:p text:style-name="P65">{</text:p>
      <text:p text:style-name="P65">this.lastname=name;</text:p>
      <text:p text:style-name="P65">}</text:p>
      <text:p text:style-name="P65">}</text:p>
      <text:p text:style-name="P26"/>
      <text:p text:style-name="P26"/>
      <text:p text:style-name="P26"/>
      <text:p text:style-name="P74"><text:a xlink:type="simple" xlink:href="http://www.w3school.com.cn/tiy/t.asp?f=jsrf_string_indexof" office:target-frame-name="_blank" xlink:show="new"><text:span text:style-name="T16">indexOf() </text:span></text:a><text:a xlink:type="simple" xlink:href="http://www.w3school.com.cn/tiy/t.asp?f=jsrf_string_indexof" office:target-frame-name="_blank" xlink:show="new"><text:span text:style-name="T14">方法</text:span></text:a></text:p>
      <text:p text:style-name="P38"><text:span text:style-name="T3">如何使用 </text:span><text:span text:style-name="T2">indexOf() </text:span><text:span text:style-name="T3">来定位字符串中某一个指定的字符首次出现的位置。</text:span></text:p>
      <text:p text:style-name="P37"><text:a xlink:type="simple" xlink:href="http://www.w3school.com.cn/tiy/t.asp?f=jsrf_string_match" office:target-frame-name="_blank" xlink:show="new"><text:span text:style-name="T15">match() </text:span></text:a><text:a xlink:type="simple" xlink:href="http://www.w3school.com.cn/tiy/t.asp?f=jsrf_string_match" office:target-frame-name="_blank" xlink:show="new"><text:span text:style-name="T14">方法</text:span></text:a></text:p>
      <text:p text:style-name="P39"><text:span text:style-name="T5">如何使用 </text:span><text:span text:style-name="T7">match() </text:span><text:span text:style-name="T5">来查找字符串中特定的字符，并且如果找到的话，则返回这个字符。</text:span><text:line-break/></text:p>
      <text:p text:style-name="P39"/>
      <text:p text:style-name="P39"/>
      <text:p text:style-name="P40">Mysql</text:p>
      <text:p text:style-name="P41">一个典型的数据库建表,建用户过程:</text:p>
      <text:p text:style-name="P41"><text:a xlink:type="simple" xlink:href="http://my.oschina.net/u/1179414/blog/202377">http://my.oschina.net/u/1179414/blog/202377</text:a></text:p>
      <text:p text:style-name="P41"/>
      <text:p text:style-name="P45"><text:span text:style-name="Strong_20_Emphasis"><text:span text:style-name="T19">创建用户</text:span></text:span><text:span text:style-name="Strong_20_Emphasis"><text:span text:style-name="T18">:</text:span></text:span></text:p>
      <text:p text:style-name="P44"><text:span text:style-name="Strong_20_Emphasis"><text:span text:style-name="T19">命令</text:span></text:span><text:span text:style-name="T17">:</text:span></text:p>
      <text:section text:style-name="Sect1" text:name="highlighter_97454">
        <text:p text:style-name="P46"><text:a xlink:type="simple" xlink:href="http://my.oschina.net/u/1179414/blog/202377?fromerr=ypOubAYT#"><text:span text:style-name="T20">?</text:span></text:a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3">1</text:p>
            </table:table-cell>
            <table:table-cell table:style-name="Table6.A1" office:value-type="string">
              <text:p text:style-name="P35"><text:span text:style-name="Source_20_Text"><text:span text:style-name="T12">CREATE USER </text:span></text:span><text:span text:style-name="Source_20_Text"><text:span text:style-name="T21">'username'</text:span></text:span><text:span text:style-name="Source_20_Text"><text:span text:style-name="T12">@</text:span></text:span><text:span text:style-name="Source_20_Text"><text:span text:style-name="T21">'host'</text:span></text:span><text:span text:style-name="T22"> </text:span><text:span text:style-name="Source_20_Text"><text:span text:style-name="T12">IDENTIFIED BY </text:span></text:span><text:span text:style-name="Source_20_Text"><text:span text:style-name="T21">'password'</text:span></text:span><text:span text:style-name="Source_20_Text"><text:span text:style-name="T12">;</text:span></text:span></text:p>
            </table:table-cell>
          </table:table-row>
        </table:table>
      </text:section>
      <text:p text:style-name="P50"><text:span text:style-name="T53">说明</text:span><text:span text:style-name="T52">:username – </text:span><text:span text:style-name="T53">你将创建的用户名</text:span><text:span text:style-name="T52">, host – </text:span><text:span text:style-name="T53">指定该用户在哪个主机上可以登陆</text:span><text:span text:style-name="T52">,</text:span><text:span text:style-name="T53">如果是本地用户可用</text:span><text:span text:style-name="T52">localhost,  </text:span><text:span text:style-name="T53">如 果想让该用户可以从任意远程主机登陆</text:span><text:span text:style-name="T52">,</text:span><text:span text:style-name="T53">可以使用通配符</text:span><text:span text:style-name="T52">%. password –  </text:span><text:span text:style-name="T53">该用户的登陆密码</text:span><text:span text:style-name="T52">,</text:span><text:span text:style-name="T53">密码可以为空</text:span><text:span text:style-name="T52">,</text:span><text:span text:style-name="T53">如果为空则该用户可以不需要密码登 陆服务器</text:span><text:span text:style-name="T52">.</text:span></text:p>
      <text:p text:style-name="P44"><text:span text:style-name="Strong_20_Emphasis"><text:span text:style-name="T19">例子：</text:span></text:span></text:p>
      <text:section text:style-name="Sect1" text:name="highlighter_24184">
        <text:p text:style-name="P46"><text:a xlink:type="simple" xlink:href="http://my.oschina.net/u/1179414/blog/202377?fromerr=ypOubAYT#"><text:span text:style-name="T20">?</text:span></text:a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33">1</text:p>
              <text:p text:style-name="P33">2</text:p>
              <text:p text:style-name="P33">3</text:p>
              <text:p text:style-name="P33">4</text:p>
              <text:p text:style-name="P33">5</text:p>
            </table:table-cell>
            <table:table-cell table:style-name="Table7.A1" office:value-type="string">
              <text:p text:style-name="P34"><text:span text:style-name="Source_20_Text"><text:span text:style-name="T12">CREATE USER </text:span></text:span><text:span text:style-name="Source_20_Text"><text:span text:style-name="T21">'dog'</text:span></text:span><text:span text:style-name="Source_20_Text"><text:span text:style-name="T12">@</text:span></text:span><text:span text:style-name="Source_20_Text"><text:span text:style-name="T21">'localhost'</text:span></text:span><text:span text:style-name="T22"> </text:span><text:span text:style-name="Source_20_Text"><text:span text:style-name="T12">IDENTIFIED BY </text:span></text:span><text:span text:style-name="Source_20_Text"><text:span text:style-name="T21">'123456'</text:span></text:span><text:span text:style-name="Source_20_Text"><text:span text:style-name="T12">; </text:span></text:span></text:p>
              <text:p text:style-name="P34"><text:span text:style-name="Source_20_Text"><text:span text:style-name="T12">CREATE USER </text:span></text:span><text:span text:style-name="Source_20_Text"><text:span text:style-name="T21">'pig'</text:span></text:span><text:span text:style-name="Source_20_Text"><text:span text:style-name="T12">@</text:span></text:span><text:span text:style-name="Source_20_Text"><text:span text:style-name="T21">'192.168.1.101_'</text:span></text:span><text:span text:style-name="T22"> </text:span><text:span text:style-name="Source_20_Text"><text:span text:style-name="T12">IDENDIFIED BY </text:span></text:span><text:span text:style-name="Source_20_Text"><text:span text:style-name="T21">'123456'</text:span></text:span><text:span text:style-name="Source_20_Text"><text:span text:style-name="T12">; </text:span></text:span></text:p>
              <text:p text:style-name="P34"><text:span text:style-name="Source_20_Text"><text:span text:style-name="T12">CREATE USER </text:span></text:span><text:span text:style-name="Source_20_Text"><text:span text:style-name="T21">'pig'</text:span></text:span><text:span text:style-name="Source_20_Text"><text:span text:style-name="T12">@</text:span></text:span><text:span text:style-name="Source_20_Text"><text:span text:style-name="T21">'%'</text:span></text:span><text:span text:style-name="T22"> </text:span><text:span text:style-name="Source_20_Text"><text:span text:style-name="T12">IDENTIFIED BY </text:span></text:span><text:span text:style-name="Source_20_Text"><text:span text:style-name="T21">'123456'</text:span></text:span><text:span text:style-name="Source_20_Text"><text:span text:style-name="T12">; </text:span></text:span></text:p>
              <text:p text:style-name="P34"><text:span text:style-name="Source_20_Text"><text:span text:style-name="T12">CREATE USER </text:span></text:span><text:span text:style-name="Source_20_Text"><text:span text:style-name="T21">'pig'</text:span></text:span><text:span text:style-name="Source_20_Text"><text:span text:style-name="T12">@</text:span></text:span><text:span text:style-name="Source_20_Text"><text:span text:style-name="T21">'%'</text:span></text:span><text:span text:style-name="T22"> </text:span><text:span text:style-name="Source_20_Text"><text:span text:style-name="T12">IDENTIFIED BY </text:span></text:span><text:span text:style-name="Source_20_Text"><text:span text:style-name="T21">''</text:span></text:span><text:span text:style-name="Source_20_Text"><text:span text:style-name="T12">; </text:span></text:span></text:p>
              <text:p text:style-name="P35"><text:span text:style-name="Source_20_Text"><text:span text:style-name="T12">CREATE USER </text:span></text:span><text:span text:style-name="Source_20_Text"><text:span text:style-name="T21">'pig'</text:span></text:span><text:span text:style-name="Source_20_Text"><text:span text:style-name="T12">@</text:span></text:span><text:span text:style-name="Source_20_Text"><text:span text:style-name="T21">'%'</text:span></text:span><text:span text:style-name="Source_20_Text"><text:span text:style-name="T12">;</text:span></text:span></text:p>
            </table:table-cell>
          </table:table-row>
        </table:table>
      </text:section>
      <text:p text:style-name="P41"/>
      <text:p text:style-name="P41"/>
      <text:p text:style-name="P45"><text:span text:style-name="Strong_20_Emphasis"><text:span text:style-name="T19">授权</text:span></text:span><text:span text:style-name="Strong_20_Emphasis"><text:span text:style-name="T18">:</text:span></text:span></text:p>
      <text:p text:style-name="P44"><text:span text:style-name="Strong_20_Emphasis"><text:span text:style-name="T19">命令</text:span></text:span><text:span text:style-name="Strong_20_Emphasis"><text:span text:style-name="T18">:</text:span></text:span></text:p>
      <text:section text:style-name="Sect1" text:name="highlighter_810514">
        <text:p text:style-name="P46"><text:a xlink:type="simple" xlink:href="http://my.oschina.net/u/1179414/blog/202377?fromerr=ypOubAYT#"><text:span text:style-name="T20">?</text:span>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33">1</text:p>
            </table:table-cell>
            <table:table-cell table:style-name="Table8.A1" office:value-type="string">
              <text:p text:style-name="P35"><text:span text:style-name="Source_20_Text"><text:span text:style-name="T12">GRANT privileges ON databasename.tablename TO </text:span></text:span><text:span text:style-name="Source_20_Text"><text:span text:style-name="T21">'username'</text:span></text:span><text:span text:style-name="Source_20_Text"><text:span text:style-name="T12">@</text:span></text:span><text:span text:style-name="Source_20_Text"><text:span text:style-name="T21">'host'</text:span></text:span></text:p>
            </table:table-cell>
          </table:table-row>
        </table:table>
      </text:section>
      <text:p text:style-name="P50"><text:span text:style-name="T53">说明</text:span><text:span text:style-name="T52">: privileges – </text:span><text:span text:style-name="T53">用户的操作权限</text:span><text:span text:style-name="T52">,</text:span><text:span text:style-name="T53">如</text:span><text:span text:style-name="T52">SELECT , INSERT , UPDATE  </text:span><text:span text:style-name="T53">等</text:span><text:span text:style-name="T52">(</text:span><text:span text:style-name="T53">详细列表见该文最后面</text:span><text:span text:style-name="T52">).</text:span><text:span text:style-name="T53">如果要授予所 的权限则使用</text:span><text:span text:style-name="T52">ALL.;databasename –  </text:span><text:span text:style-name="T53">数据库名</text:span><text:span text:style-name="T52">,tablename-</text:span><text:span text:style-name="T53">表名</text:span><text:span text:style-name="T52">,</text:span><text:span text:style-name="T53">如果要授予该用户对所有数据库和表的相应操作权限则可用</text:span><text:span text:style-name="T52">* </text:span><text:span text:style-name="T53">表示</text:span><text:span text:style-name="T52">, </text:span><text:span text:style-name="T53">如</text:span><text:span text:style-name="T52">*.*.<text:line-break/></text:span><text:soft-page-break/><text:span text:style-name="T53">例子</text:span><text:span text:style-name="T52">:</text:span></text:p>
      <text:section text:style-name="Sect1" text:name="highlighter_341454">
        <text:p text:style-name="P46"><text:a xlink:type="simple" xlink:href="http://my.oschina.net/u/1179414/blog/202377?fromerr=ypOubAYT#"><text:span text:style-name="T20">?</text:span></text:a></text:p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33">1</text:p>
              <text:p text:style-name="P33">2</text:p>
            </table:table-cell>
            <table:table-cell table:style-name="Table9.A1" office:value-type="string">
              <text:p text:style-name="P34"><text:span text:style-name="Source_20_Text"><text:span text:style-name="T12">GRANT SELECT, INSERT ON </text:span></text:span><text:span text:style-name="Source_20_Text"><text:span text:style-name="T23">test</text:span></text:span><text:span text:style-name="Source_20_Text"><text:span text:style-name="T12">.user TO </text:span></text:span><text:span text:style-name="Source_20_Text"><text:span text:style-name="T21">'pig'</text:span></text:span><text:span text:style-name="Source_20_Text"><text:span text:style-name="T12">@</text:span></text:span><text:span text:style-name="Source_20_Text"><text:span text:style-name="T21">'%'</text:span></text:span><text:span text:style-name="Source_20_Text"><text:span text:style-name="T12">; </text:span></text:span></text:p>
              <text:p text:style-name="P35"><text:span text:style-name="Source_20_Text"><text:span text:style-name="T12">GRANT ALL ON *.* TO </text:span></text:span><text:span text:style-name="Source_20_Text"><text:span text:style-name="T21">'pig'</text:span></text:span><text:span text:style-name="Source_20_Text"><text:span text:style-name="T12">@</text:span></text:span><text:span text:style-name="Source_20_Text"><text:span text:style-name="T21">'%'</text:span></text:span><text:span text:style-name="Source_20_Text"><text:span text:style-name="T12">;</text:span></text:span></text:p>
            </table:table-cell>
          </table:table-row>
        </table:table>
      </text:section>
      <text:p text:style-name="P50"><text:span text:style-name="T53">注意</text:span><text:span text:style-name="T52">:</text:span><text:span text:style-name="T53">用以上命令授权的用户不能给其它用户授权</text:span><text:span text:style-name="T52">,</text:span><text:span text:style-name="T53">如果想让该用户可以授权</text:span><text:span text:style-name="T52">,</text:span><text:span text:style-name="T53">用以下命令</text:span><text:span text:style-name="T52">:</text:span></text:p>
      <text:section text:style-name="Sect1" text:name="highlighter_492969">
        <text:p text:style-name="P46"><text:a xlink:type="simple" xlink:href="http://my.oschina.net/u/1179414/blog/202377?fromerr=ypOubAYT#"><text:span text:style-name="T20">?</text:span></text:a>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33">1</text:p>
            </table:table-cell>
            <table:table-cell table:style-name="Table10.A1" office:value-type="string">
              <text:p text:style-name="P35"><text:span text:style-name="Source_20_Text"><text:span text:style-name="T12">GRANT privileges ON databasename.tablename TO </text:span></text:span><text:span text:style-name="Source_20_Text"><text:span text:style-name="T21">'username'</text:span></text:span><text:span text:style-name="Source_20_Text"><text:span text:style-name="T12">@</text:span></text:span><text:span text:style-name="Source_20_Text"><text:span text:style-name="T21">'host'</text:span></text:span><text:span text:style-name="T22"> </text:span><text:span text:style-name="Source_20_Text"><text:span text:style-name="T12">WITH GRANT OPTION</text:span></text:span><text:span text:style-name="Source_20_Text"><text:span text:style-name="T13">；</text:span></text:span></text:p>
            </table:table-cell>
          </table:table-row>
        </table:table>
      </text:section>
      <text:p text:style-name="P41"/>
      <text:p text:style-name="P41"/>
      <text:p text:style-name="P43">删除用户</text:p>
      <text:p text:style-name="P50"><text:span text:style-name="T53">命令</text:span><text:span text:style-name="T52">:</text:span></text:p>
      <text:section text:style-name="Sect1" text:name="highlighter_90589">
        <text:p text:style-name="P46"><text:a xlink:type="simple" xlink:href="http://my.oschina.net/u/1179414/blog/202377?fromerr=ypOubAYT#"><text:span text:style-name="T20">?</text:span></text:a>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3">1</text:p>
            </table:table-cell>
            <table:table-cell table:style-name="Table11.A1" office:value-type="string">
              <text:p text:style-name="P35"><text:span text:style-name="Source_20_Text"><text:span text:style-name="T12">DROP USER ‘username’@'host’;</text:span></text:span></text:p>
            </table:table-cell>
          </table:table-row>
        </table:table>
      </text:section>
      <text:p text:style-name="P50"><text:span text:style-name="T53">一个典型的数据库建表</text:span><text:span text:style-name="T52">, </text:span><text:span text:style-name="T53">建用户过程</text:span><text:span text:style-name="T52">:</text:span></text:p>
      <text:section text:style-name="Sect1" text:name="highlighter_251359">
        <text:p text:style-name="P46"><text:a xlink:type="simple" xlink:href="http://my.oschina.net/u/1179414/blog/202377?fromerr=ypOubAYT#"><text:span text:style-name="T20">?</text:span></text:a>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33">1</text:p>
              <text:p text:style-name="P33">2</text:p>
              <text:p text:style-name="P33">3</text:p>
              <text:p text:style-name="P33">4</text:p>
              <text:p text:style-name="P33">5</text:p>
              <text:p text:style-name="P33">6</text:p>
              <text:p text:style-name="P33">7</text:p>
              <text:p text:style-name="P33">8</text:p>
              <text:p text:style-name="P33">9</text:p>
              <text:p text:style-name="P33">10</text:p>
              <text:p text:style-name="P33">11</text:p>
              <text:p text:style-name="P33">12</text:p>
              <text:p text:style-name="P33">13</text:p>
              <text:p text:style-name="P33">14</text:p>
              <text:p text:style-name="P33">15</text:p>
              <text:p text:style-name="P33">16</text:p>
              <text:p text:style-name="P33">17</text:p>
              <text:p text:style-name="P33">18</text:p>
              <text:p text:style-name="P33">19</text:p>
              <text:p text:style-name="P33">20</text:p>
              <text:p text:style-name="P33">21</text:p>
            </table:table-cell>
            <table:table-cell table:style-name="Table12.A1" office:value-type="string">
              <text:p text:style-name="P34"><text:span text:style-name="Source_20_Text"><text:span text:style-name="T13">创建用于</text:span></text:span><text:span text:style-name="Source_20_Text"><text:span text:style-name="T12">localhost</text:span></text:span><text:span text:style-name="Source_20_Text"><text:span text:style-name="T13">连接的用户并指定密码 </text:span></text:span></text:p>
              <text:p text:style-name="P34"><text:span text:style-name="Source_20_Text"><text:span text:style-name="T12">mysql&gt; create user </text:span></text:span><text:span text:style-name="Source_20_Text"><text:span text:style-name="T21">'pcom'</text:span></text:span><text:span text:style-name="Source_20_Text"><text:span text:style-name="T12">@</text:span></text:span><text:span text:style-name="Source_20_Text"><text:span text:style-name="T21">'localhost'</text:span></text:span><text:span text:style-name="T22"> </text:span><text:span text:style-name="Source_20_Text"><text:span text:style-name="T12">identified by </text:span></text:span><text:span text:style-name="Source_20_Text"><text:span text:style-name="T21">'aaa7B2249'</text:span></text:span><text:span text:style-name="Source_20_Text"><text:span text:style-name="T12">; </text:span></text:span></text:p>
              <text:p text:style-name="P34"><text:span text:style-name="Source_20_Text"><text:span text:style-name="T12">Query OK, 0 rows affected (0.00 sec) </text:span></text:span></text:p>
              <text:p text:style-name="P34"><text:span text:style-name="Source_20_Text"><text:span text:style-name="T24">     </text:span></text:span><text:span text:style-name="T25"> </text:span></text:p>
              <text:p text:style-name="P34"><text:span text:style-name="Source_20_Text"><text:span text:style-name="T13">创建数据库 </text:span></text:span></text:p>
              <text:p text:style-name="P34"><text:span text:style-name="Source_20_Text"><text:span text:style-name="T12">mysql&gt; create database pcom default character </text:span></text:span><text:span text:style-name="Source_20_Text"><text:span text:style-name="T23">set</text:span></text:span><text:span text:style-name="T22"> </text:span><text:span text:style-name="Source_20_Text"><text:span text:style-name="T12">utf8 collate utf8_bin; </text:span></text:span></text:p>
              <text:p text:style-name="P34"><text:span text:style-name="Source_20_Text"><text:span text:style-name="T12">Query OK, 1 row affected (0.00 sec) </text:span></text:span></text:p>
              <text:p text:style-name="P34"><text:span text:style-name="Source_20_Text"><text:span text:style-name="T24">     </text:span></text:span><text:span text:style-name="T25"> </text:span></text:p>
              <text:p text:style-name="P34"><text:span text:style-name="Source_20_Text"><text:span text:style-name="T13">给本地用户授权</text:span></text:span><text:span text:style-name="Source_20_Text"><text:span text:style-name="T12">, </text:span></text:span><text:span text:style-name="Source_20_Text"><text:span text:style-name="T13">这里不需要指定密码 </text:span></text:span></text:p>
              <text:p text:style-name="P34"><text:span text:style-name="Source_20_Text"><text:span text:style-name="T12">mysql&gt; grant all on pcom.* to </text:span></text:span><text:span text:style-name="Source_20_Text"><text:span text:style-name="T21">'pcom'</text:span></text:span><text:span text:style-name="Source_20_Text"><text:span text:style-name="T12">@</text:span></text:span><text:span text:style-name="Source_20_Text"><text:span text:style-name="T21">'localhost'</text:span></text:span><text:span text:style-name="Source_20_Text"><text:span text:style-name="T12">; </text:span></text:span></text:p>
              <text:p text:style-name="P34"><text:span text:style-name="Source_20_Text"><text:span text:style-name="T12">Query OK, 0 rows affected (0.00 sec) </text:span></text:span></text:p>
              <text:p text:style-name="P34"><text:span text:style-name="Source_20_Text"><text:span text:style-name="T24">     </text:span></text:span><text:span text:style-name="T25"> </text:span></text:p>
              <text:p text:style-name="P34"><text:span text:style-name="Source_20_Text"><text:span text:style-name="T13">给其他</text:span></text:span><text:span text:style-name="Source_20_Text"><text:span text:style-name="T12">IP</text:span></text:span><text:span text:style-name="Source_20_Text"><text:span text:style-name="T13">地址下的用户授权</text:span></text:span><text:span text:style-name="Source_20_Text"><text:span text:style-name="T12">, </text:span></text:span><text:span text:style-name="Source_20_Text"><text:span text:style-name="T13">注意</text:span></text:span><text:span text:style-name="Source_20_Text"><text:span text:style-name="T12">: </text:span></text:span><text:span text:style-name="Source_20_Text"><text:span text:style-name="T13">这里必须指定密码</text:span></text:span><text:span text:style-name="Source_20_Text"><text:span text:style-name="T12">, </text:span></text:span><text:span text:style-name="Source_20_Text"><text:span text:style-name="T13">否则就可以无密码访问 </text:span></text:span></text:p>
              <text:p text:style-name="P34"><text:span text:style-name="Source_20_Text"><text:span text:style-name="T12">mysql&gt; grant all on pcom.* to </text:span></text:span><text:span text:style-name="Source_20_Text"><text:span text:style-name="T21">'pcom'</text:span></text:span><text:span text:style-name="Source_20_Text"><text:span text:style-name="T12">@</text:span></text:span><text:span text:style-name="Source_20_Text"><text:span text:style-name="T21">'192.168.0.0/255.255.0.0'</text:span></text:span><text:span text:style-name="T22"> </text:span><text:span text:style-name="Source_20_Text"><text:span text:style-name="T12">identified by </text:span></text:span><text:span text:style-name="Source_20_Text"><text:span text:style-name="T21">'aaa7B2249'</text:span></text:span><text:span text:style-name="Source_20_Text"><text:span text:style-name="T12">; </text:span></text:span></text:p>
              <text:p text:style-name="P34"><text:span text:style-name="Source_20_Text"><text:span text:style-name="T12">Query OK, 0 rows affected (0.00 sec) </text:span></text:span></text:p>
              <text:p text:style-name="P34"><text:span text:style-name="Source_20_Text"><text:span text:style-name="T24">     </text:span></text:span><text:span text:style-name="T25"> </text:span></text:p>
              <text:p text:style-name="P34"><text:span text:style-name="Source_20_Text"><text:span text:style-name="T13">同理 </text:span></text:span></text:p>
              <text:p text:style-name="P34"><text:span text:style-name="Source_20_Text"><text:span text:style-name="T12">mysql&gt; grant all on pcom.* to </text:span></text:span><text:span text:style-name="Source_20_Text"><text:span text:style-name="T21">'pcom'</text:span></text:span><text:span text:style-name="Source_20_Text"><text:span text:style-name="T12">@</text:span></text:span><text:span text:style-name="Source_20_Text"><text:span text:style-name="T21">'172.20.0.0/255.255.0.0'</text:span></text:span><text:span text:style-name="T22"> </text:span><text:span text:style-name="Source_20_Text"><text:span text:style-name="T12">identified by </text:span></text:span><text:span text:style-name="Source_20_Text"><text:span text:style-name="T21">'aaa7B2249'</text:span></text:span><text:span text:style-name="Source_20_Text"><text:span text:style-name="T12">; </text:span></text:span></text:p>
              <text:p text:style-name="P34"><text:span text:style-name="Source_20_Text"><text:span text:style-name="T12">Query OK, 0 rows affected (0.00 sec) </text:span></text:span></text:p>
              <text:p text:style-name="P34"><text:span text:style-name="Source_20_Text"><text:span text:style-name="T24">     </text:span></text:span><text:span text:style-name="T25"> </text:span></text:p>
              <text:p text:style-name="P35"><text:span text:style-name="Source_20_Text"><text:span text:style-name="T12">Done!</text:span></text:span></text:p>
            </table:table-cell>
          </table:table-row>
        </table:table>
      </text:section>
      <text:p text:style-name="P58"><text:line-break/><text:span text:style-name="T26">用php调用</text:span><text:span text:style-name="T28">mysql时无法调用</text:span><text:span text:style-name="T54">，是之前没有配置好</text:span></text:p>
      <text:p text:style-name="P59">sudo apt-get install php5-my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Consolas1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Verdana1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5:48.628591378</meta:creation-date>
    <dc:date>2016-01-15T10:56:46.477206753</dc:date>
    <meta:editing-duration>P1DT4H38M59S</meta:editing-duration>
    <meta:editing-cycles>23</meta:editing-cycles>
    <meta:generator>LibreOffice/4.2.8.2$Linux_X86_64 LibreOffice_project/420m0$Build-2</meta:generator>
    <meta:document-statistic meta:table-count="12" meta:image-count="0" meta:object-count="0" meta:page-count="9" meta:paragraph-count="339" meta:word-count="1937" meta:character-count="5704" meta:non-whitespace-character-count="5298"/>
  </office:meta>
</office:document-meta>
</file>